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language="it" fo:country="IT"/>
    </style:style>
    <style:style style:name="P3" style:parent-style-name="Standard" style:family="paragraph">
      <style:text-properties fo:language="it" fo:country="IT"/>
    </style:style>
    <style:style style:name="P4" style:parent-style-name="Standard" style:family="paragraph">
      <style:text-properties fo:language="it" fo:country="IT"/>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P11" style:parent-style-name="Standard" style:family="paragraph">
      <style:paragraph-properties>
        <style:tab-stops>
          <style:tab-stop style:type="left" style:position="6.2812in"/>
          <style:tab-stop style:type="left" style:position="6.5208in"/>
        </style:tab-stops>
      </style:paragraph-properties>
    </style:style>
    <style:style style:name="P12" style:parent-style-name="Standard" style:family="paragraph">
      <style:paragraph-properties>
        <style:tab-stops>
          <style:tab-stop style:type="left" style:position="6.2812in"/>
          <style:tab-stop style:type="left" style:position="6.5208in"/>
        </style:tab-stops>
      </style:paragraph-properties>
    </style:style>
    <style:style style:name="P13" style:parent-style-name="Standard" style:family="paragraph">
      <style:paragraph-properties>
        <style:tab-stops>
          <style:tab-stop style:type="left" style:position="6.2812in"/>
          <style:tab-stop style:type="left" style:position="6.5208in"/>
        </style:tab-stops>
      </style:paragraph-properties>
    </style:style>
    <style:style style:name="P14" style:parent-style-name="Standard" style:family="paragraph">
      <style:paragraph-properties>
        <style:tab-stops>
          <style:tab-stop style:type="left" style:position="6.2812in"/>
          <style:tab-stop style:type="left" style:position="6.5208in"/>
        </style:tab-stops>
      </style:paragraph-properties>
    </style:style>
    <style:style style:name="P15" style:parent-style-name="Standard" style:family="paragraph">
      <style:paragraph-properties>
        <style:tab-stops>
          <style:tab-stop style:type="left" style:position="6.2812in"/>
          <style:tab-stop style:type="left" style:position="6.5208in"/>
        </style:tab-stops>
      </style:paragraph-properties>
    </style:style>
    <style:style style:name="P16" style:parent-style-name="Standard" style:family="paragraph">
      <style:paragraph-properties>
        <style:tab-stops>
          <style:tab-stop style:type="left" style:position="6.2812in"/>
          <style:tab-stop style:type="left" style:position="6.5208in"/>
        </style:tab-stops>
      </style:paragraph-properties>
    </style:style>
    <style:style style:name="P17" style:parent-style-name="Standard" style:family="paragraph">
      <style:paragraph-properties fo:text-align="center">
        <style:tab-stops>
          <style:tab-stop style:type="left" style:position="6.2812in"/>
          <style:tab-stop style:type="left" style:position="6.5208in"/>
        </style:tab-stops>
      </style:paragraph-properties>
    </style:style>
    <style:style style:name="P18" style:parent-style-name="Standard" style:family="paragraph">
      <style:paragraph-properties fo:text-align="center">
        <style:tab-stops>
          <style:tab-stop style:type="left" style:position="6.2812in"/>
          <style:tab-stop style:type="left" style:position="6.5208in"/>
        </style:tab-stops>
      </style:paragraph-properties>
    </style:style>
    <style:style style:name="T19" style:parent-style-name="Policepardéfaut" style:family="text">
      <style:text-properties style:text-underline-type="single" style:text-underline-style="solid" style:text-underline-width="auto" style:text-underline-mode="continuous"/>
    </style:style>
  </office:automatic-styles>
  <office:body>
    <office:text text:use-soft-page-breaks="true">
      <text:p text:style-name="P1"/>
      <text:p text:style-name="P2">TRAORE Aziz</text:p>
      <text:p text:style-name="P3">Cocody-Riviéra golf</text:p>
      <text:p text:style-name="P4">0103503676</text:p>
      <text:p text:style-name="Standard">Aziiztraore@gmail,com</text:p>
      <text:p text:style-name="Standard"/>
      <text:p text:style-name="Standard"/>
      <text:p text:style-name="P5"><text:s text:c="94"/>À<text:s/>l'attention du Procureur de la République</text:p>
      <text:p text:style-name="P6"><text:s text:c="50"/>de Côte-d'Ivoire</text:p>
      <text:p text:style-name="P7"><text:s text:c="82"/>Fait à Abidjan ,le 27 décembre 2023</text:p>
      <text:p text:style-name="P8"/>
      <text:p text:style-name="P9"/>
      <text:p text:style-name="Standard"><text:span text:style-name="T10">Objet</text:span>:<text:s/>Demande de signature</text:p>
      <text:p text:style-name="Standard"/>
      <text:p text:style-name="Standard"><text:s text:c="2"/></text:p>
      <text:p text:style-name="Standard"/>
      <text:p text:style-name="Standard"/>
      <text:p text:style-name="Standard"/>
      <text:p text:style-name="P11">Monsieur le Procureur de la<text:s/>République,</text:p>
      <text:p text:style-name="P12"><text:line-break/><text:line-break/>Je me permets de vous adresser la présente requête afin de solliciter votre gracieuse signature sur la fiche de déclaration concernant l'honorabilité des agents d'assurance. Cette démarche vise à attester de l'intégrité morale desdits agents et à renforcer la confiance du public à leur égard dans l'exercice de leurs fonctions.</text:p>
      <text:p text:style-name="P13"><text:line-break/>En ma qualité d’Agent Général, j'estime primordial d'instaurer la confiance et la transparence au sein de notre secteur d'activité. Votre signature apposée sur cette fiche conférerait une légitimité supplémentaire et témoignerait de l'engagement envers la préservation des intérêts des clients.<text:s/><text:line-break/><text:line-break/>Veuillez trouver ci-joint la fiche de déclaration sur l'honorabilité des agents d'assurance, accompagnée de tous les documents nécessaires pour faciliter cette procédure. Je vous serais extrêmement reconnaissant si vous pouviez examiner cette demande diligemment et y apposer votre paraphe.<text:s/><text:line-break/><text:line-break/>Je me tiens à votre entière disposition pour toute information complémentaire ou tout document supplémentaire que vous jugerez utile.<text:s/><text:line-break/><text:line-break/>Je vous prie d'agréer, Monsieur le Procureur de la République, l'expression de ma plus haute considération.</text:p>
      <text:p text:style-name="P14"/>
      <text:p text:style-name="P15"/>
      <text:p text:style-name="P16"/>
      <text:p text:style-name="P17"/>
      <text:p text:style-name="P18"><text:s text:c="131"/><text:span text:style-name="T19">Signa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63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ziz</meta:initial-creator>
    <dc:creator>Alexis Vianney Anibe</dc:creator>
    <meta:creation-date>2023-12-27T16:16:00Z</meta:creation-date>
    <dc:date>2023-12-27T16:16:00Z</dc:date>
    <meta:template xlink:href="Normal.dotm" xlink:type="simple"/>
    <meta:editing-cycles>2</meta:editing-cycles>
    <meta:editing-duration>PT0S</meta:editing-duration>
    <meta:document-statistic meta:page-count="1" meta:paragraph-count="3" meta:word-count="273" meta:character-count="1776" meta:row-count="12" meta:non-whitespace-character-count="1506"/>
  </office:meta>
</office:document-meta>
</file>